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Arial3" svg:font-family="Arial" style:font-family-generic="swiss" style:font-pitch="variable"/>
    <style:font-face style:name="Arial4"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egoe UI2" svg:font-family="'Segoe UI'" style:font-family-generic="roman" style:font-pitch="variable"/>
    <style:font-face style:name="Tahoma" svg:font-family="Tahoma" style:font-family-generic="system" style:font-pitch="variable"/>
    <style:font-face style:name="Tahoma1" svg:font-family="Tahoma" style:font-pitch="variable"/>
    <style:font-face style:name="Tahoma2" svg:font-family="Tahoma" style:font-family-generic="swiss" style:font-pitch="variable"/>
  </office:font-face-decls>
  <office:automatic-styles>
    <style:style style:name="dp1" style:family="drawing-page"/>
    <style:style style:name="gr1" style:family="graphic" style:parent-style-name="standard">
      <style:graphic-properties draw:stroke="none" draw:fill="none" draw:textarea-vertical-align="middle" draw:auto-grow-width="true" fo:min-height="5.681cm" fo:min-width="15.846cm" fo:padding-top="0.141cm" fo:padding-bottom="0.141cm" fo:padding-left="0.141cm" fo:padding-right="0.141cm"/>
      <style:paragraph-properties style:writing-mode="lr-tb"/>
    </style:style>
    <style:style style:name="gr2" style:family="graphic" style:parent-style-name="standard">
      <style:graphic-properties draw:stroke="none" draw:fill="none" draw:textarea-vertical-align="middle" draw:auto-grow-height="false" fo:min-height="0.945cm" fo:min-width="2.54cm" fo:padding-top="0.141cm" fo:padding-bottom="0.141cm" fo:padding-left="0.141cm" fo:padding-right="0.141cm"/>
      <style:paragraph-properties style:writing-mode="lr-tb"/>
    </style:style>
    <style:style style:name="gr3" style:family="graphic" style:parent-style-name="standard">
      <style:graphic-properties draw:stroke="none" draw:marker-start="Triangle" draw:marker-end="Triangle" draw:fill="solid" draw:fill-color="#ffd7d7" draw:opacity="40%" draw:shadow="hidden"/>
    </style:style>
    <style:style style:name="gr4" style:family="graphic" style:parent-style-name="standard">
      <style:graphic-properties draw:stroke="solid" svg:stroke-width="0cm" svg:stroke-color="#164326" draw:marker-start="Triangle" draw:marker-end="Triangle" svg:stroke-opacity="100%" draw:stroke-linejoin="round" svg:stroke-linecap="round" draw:fill="solid" draw:fill-color="#ffd7d7"/>
    </style:style>
    <style:style style:name="gr5" style:family="graphic" style:parent-style-name="objectwithoutfill">
      <style:graphic-properties draw:marker-start="" draw:marker-end="Triangle" draw:marker-end-width="0.4cm" draw:fill="none" draw:textarea-vertical-align="middle"/>
    </style:style>
    <style:style style:name="gr6" style:family="graphic" style:parent-style-name="objectwithoutfill">
      <style:graphic-properties draw:stroke="dash" draw:stroke-dash="Long_20_Dash" draw:marker-start="" draw:marker-end="" draw:marker-end-width="0.4cm" draw:fill="none" draw:textarea-vertical-align="middle"/>
    </style:style>
    <style:style style:name="gr7" style:family="graphic" style:parent-style-name="standard">
      <style:graphic-properties draw:fill="solid" draw:fill-color="#eeeeee" draw:textarea-horizontal-align="justify" draw:textarea-vertical-align="middle" draw:auto-grow-height="false" fo:min-height="8.021cm" fo:min-width="9.626cm" fo:wrap-option="wrap"/>
    </style:style>
    <style:style style:name="gr8" style:family="graphic" style:parent-style-name="standard">
      <style:graphic-properties draw:fill="solid" draw:fill-color="#ffff00" draw:textarea-horizontal-align="justify" draw:textarea-vertical-align="middle" draw:auto-grow-height="false" fo:min-height="5.426cm" fo:min-width="7.666cm" fo:wrap-option="wrap"/>
    </style:style>
    <style:style style:name="gr9" style:family="graphic" style:parent-style-name="standard">
      <style:graphic-properties draw:fill="solid" draw:fill-color="#ffd7d7" draw:textarea-horizontal-align="justify" draw:textarea-vertical-align="middle" draw:auto-grow-height="false" fo:min-height="3.812cm" fo:min-width="5.812cm"/>
    </style:style>
    <style:style style:name="gr10" style:family="graphic" style:parent-style-name="standard">
      <style:graphic-properties draw:textarea-horizontal-align="justify" draw:textarea-vertical-align="middle" draw:auto-grow-height="false" fo:min-height="2.75cm" fo:min-width="4.5cm"/>
    </style:style>
    <style:style style:name="gr11" style:family="graphic" style:parent-style-name="objectwithoutfill">
      <style:graphic-properties draw:marker-end="Linienspitzen_20_1" draw:marker-end-width="0.3cm" draw:fill="none" draw:textarea-vertical-align="middle"/>
    </style:style>
    <style:style style:name="gr12" style:family="graphic" style:parent-style-name="standard">
      <style:graphic-properties draw:fill="solid" draw:fill-color="#eeeeee" draw:textarea-horizontal-align="justify" draw:textarea-vertical-align="middle" draw:auto-grow-height="false" fo:min-height="0.634cm" fo:min-width="1.622cm"/>
    </style:style>
    <style:style style:name="gr13" style:family="graphic" style:parent-style-name="standard">
      <style:graphic-properties draw:fill="solid" draw:fill-color="#eeeeee" draw:textarea-horizontal-align="justify" draw:textarea-vertical-align="middle" draw:auto-grow-height="false" fo:min-height="0.75cm" fo:min-width="2.25cm"/>
    </style:style>
    <style:style style:name="gr14" style:family="graphic">
      <style:graphic-properties style:writing-mode="lr-tb"/>
    </style:style>
    <style:style style:name="gr15" style:family="graphic" style:parent-style-name="standard">
      <style:graphic-properties draw:fill="solid" draw:fill-color="#ffffff" draw:textarea-horizontal-align="justify" draw:textarea-vertical-align="middle" draw:auto-grow-height="false" fo:min-height="0cm" fo:min-width="0cm" fo:wrap-option="wrap"/>
    </style:style>
    <style:style style:name="gr16" style:family="graphic" style:parent-style-name="objectwithoutfill">
      <style:graphic-properties draw:fill="none" draw:textarea-vertical-align="middle"/>
    </style:style>
    <style:style style:name="gr17" style:family="graphic" style:parent-style-name="objectwithoutfill">
      <style:graphic-properties svg:stroke-color="#000000" draw:marker-end="Linienspitzen_20_1" draw:marker-end-width="0.3cm" draw:fill="none" draw:textarea-vertical-align="middle"/>
    </style:style>
    <style:style style:name="gr18" style:family="graphic" style:parent-style-name="standard">
      <style:graphic-properties draw:fill="none" loext:fill-use-slide-background="false" draw:textarea-horizontal-align="justify" draw:textarea-vertical-align="middle" draw:auto-grow-height="false" fo:min-height="11.03cm" fo:min-width="16.53cm"/>
    </style:style>
    <style:style style:name="P1" style:family="paragraph">
      <style:paragraph-properties fo:margin-left="0cm" fo:margin-right="0cm" fo:margin-top="0cm" fo:margin-bottom="0cm" fo:line-height="120%" fo:text-align="center" fo:text-indent="0cm"/>
    </style:style>
    <style:style style:name="P2" style:family="paragraph">
      <loext:graphic-properties draw:fill="none"/>
      <style:paragraph-properties fo:margin-left="0cm" fo:margin-right="0cm" fo:margin-top="0cm" fo:margin-bottom="0cm" fo:line-height="120%" fo:text-align="center" fo:text-indent="0cm"/>
      <style:text-properties fo:font-size="40pt"/>
    </style:style>
    <style:style style:name="P3" style:family="paragraph">
      <style:paragraph-properties fo:margin-left="0cm" fo:margin-right="0cm" fo:margin-top="0cm" fo:margin-bottom="0cm" fo:line-height="120%" fo:text-align="start" fo:text-indent="0cm"/>
    </style:style>
    <style:style style:name="P4" style:family="paragraph">
      <loext:graphic-properties draw:fill="none"/>
      <style:paragraph-properties fo:margin-left="0cm" fo:margin-right="0cm" fo:margin-top="0cm" fo:margin-bottom="0cm" fo:line-height="120%" fo:text-align="start" fo:text-indent="0cm"/>
      <style:text-properties fo:color="#2a6099" loext:opacity="100%" loext:color-lum-mod="100%" loext:color-lum-off="0%" fo:font-size="18pt"/>
    </style:style>
    <style:style style:name="P5" style:family="paragraph">
      <loext:graphic-properties draw:fill="solid" draw:fill-color="#ffd7d7" draw:opacity="40%"/>
    </style:style>
    <style:style style:name="P6" style:family="paragraph">
      <loext:graphic-properties draw:fill="solid" draw:fill-color="#ffd7d7"/>
    </style:style>
    <style:style style:name="P7" style:family="paragraph">
      <loext:graphic-properties draw:fill="none"/>
      <style:paragraph-properties fo:text-align="center"/>
    </style:style>
    <style:style style:name="P8" style:family="paragraph">
      <loext:graphic-properties draw:fill="solid" draw:fill-color="#eeeeee"/>
      <style:paragraph-properties fo:text-align="center"/>
    </style:style>
    <style:style style:name="P9" style:family="paragraph">
      <loext:graphic-properties draw:fill="solid" draw:fill-color="#ffff00"/>
      <style:paragraph-properties fo:text-align="center"/>
    </style:style>
    <style:style style:name="P10" style:family="paragraph">
      <loext:graphic-properties draw:fill="solid" draw:fill-color="#ffd7d7"/>
      <style:paragraph-properties fo:text-align="center"/>
    </style:style>
    <style:style style:name="P11" style:family="paragraph">
      <style:paragraph-properties fo:text-align="center"/>
    </style:style>
    <style:style style:name="P12" style:family="paragraph">
      <loext:graphic-properties draw:fill="solid" draw:fill-color="#ffffff"/>
      <style:paragraph-properties fo:text-align="center"/>
    </style:style>
    <style:style style:name="P13" style:family="paragraph">
      <loext:graphic-properties draw:fill="none"/>
      <style:paragraph-properties fo:margin-left="0cm" fo:margin-right="0cm" fo:margin-top="0cm" fo:margin-bottom="0cm" fo:line-height="120%" fo:text-align="start" fo:text-indent="0cm"/>
      <style:text-properties fo:color="#000000" loext:opacity="100%" loext:color-lum-mod="100%" loext:color-lum-off="0%" fo:font-size="18pt"/>
    </style:style>
    <style:style style:name="T1" style:family="text">
      <style:text-properties fo:color="#164326" loext:opacity="100%" style:font-name="Arial1" fo:font-size="60pt" fo:font-weight="bold" style:font-name-asian="Arial1" style:font-size-asian="14pt" style:font-weight-asian="bold" style:font-name-complex="Arial1" style:font-size-complex="14pt" style:font-weight-complex="bold"/>
    </style:style>
    <style:style style:name="T2" style:family="text">
      <style:text-properties fo:color="#164326" loext:opacity="100%" style:font-name="Arial1" fo:font-size="40pt" fo:font-weight="bold" style:font-name-asian="Arial1" style:font-size-asian="14pt" style:font-weight-asian="bold" style:font-name-complex="Arial1" style:font-size-complex="14pt" style:font-weight-complex="bold"/>
    </style:style>
    <style:style style:name="T3" style:family="text">
      <style:text-properties fo:color="#2a6099" loext:opacity="100%" style:font-name="Arial1" fo:font-size="10pt" style:font-name-asian="Arial1" style:font-size-asian="10pt" style:font-name-complex="Arial1" style:font-size-complex="10pt"/>
    </style:style>
    <style:style style:name="T4" style:family="text">
      <style:text-properties fo:text-transform="uppercase" fo:color="#2a6099" loext:opacity="100%" style:font-name="Arial1" fo:font-size="10pt" style:font-name-asian="Arial1" style:font-size-asian="10pt" style:font-name-complex="Arial1" style:font-size-complex="10pt"/>
    </style:style>
    <style:style style:name="T5" style:family="text">
      <style:text-properties fo:color="#2a6099" loext:opacity="100%" style:font-name="Arial1" fo:font-size="12pt" fo:font-weight="bold" style:font-name-asian="Arial1" style:font-size-asian="10pt" style:font-name-complex="Arial1" style:font-size-complex="10pt"/>
    </style:style>
    <style:style style:name="T6" style:family="text">
      <style:text-properties fo:color="#000000" loext:opacity="100%" style:font-name="Arial1" fo:font-size="10pt" style:font-name-asian="Arial1" style:font-size-asian="10pt" style:font-name-complex="Arial1"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PM3">
        <draw:frame draw:style-name="gr1" draw:text-style-name="P2" draw:layer="layout" svg:width="16.128cm" svg:height="5.963cm" draw:transform="rotate (-0.000523598775598511) translate (2.001cm 4.424cm)">
          <draw:text-box>
            <text:p text:style-name="P1"><text:span text:style-name="T1">Kapitel RE</text:span><text:span text:style-name="T1"><text:line-break/></text:span><text:span text:style-name="T1">Grafiken</text:span><text:span text:style-name="T2"> </text:span></text:p>
          </draw:text-box>
        </draw:frame>
        <draw:frame draw:style-name="gr2" draw:text-style-name="P4" draw:layer="layout" svg:width="18.005cm" svg:height="1.536cm" svg:x="5.245cm" svg:y="13.5cm">
          <draw:text-box>
            <text:p text:style-name="P3"><text:span text:style-name="T3">Stakeholder Analyse: Macht und Interesse</text:span></text:p>
            <text:p text:style-name="P3"><text:span text:style-name="T3"><text:s/></text:span></text:p>
          </draw:text-box>
        </draw:frame>
        <draw:g>
          <draw:polygon draw:style-name="gr3" draw:text-style-name="P5" draw:layer="layout" svg:width="7.499cm" svg:height="7.299cm" svg:x="5cm" svg:y="18.75cm" svg:viewBox="0 0 7500 7300" draw:points="7498,0 0,0 0,7300 7500,7285">
            <text:p/>
          </draw:polygon>
          <draw:polygon draw:style-name="gr4" draw:text-style-name="P6" draw:layer="layout" svg:width="7.499cm" svg:height="7.299cm" svg:x="5cm" svg:y="18.75cm" svg:viewBox="0 0 7500 7300" draw:points="7498,0 0,0 0,7300 7500,7285">
            <text:p/>
          </draw:polygon>
        </draw:g>
        <draw:line draw:style-name="gr5" draw:text-style-name="P7" draw:layer="layout" svg:x1="5cm" svg:y1="26cm" svg:x2="5cm" svg:y2="14.75cm">
          <text:p/>
        </draw:line>
        <draw:frame draw:style-name="gr2" draw:text-style-name="P4" draw:layer="layout" svg:width="3.005cm" svg:height="0.75cm" draw:transform="rotate (1.57376338652329) translate (4.426cm 16.678cm)">
          <draw:text-box>
            <text:p text:style-name="P3"><text:span text:style-name="T4">Macht</text:span></text:p>
            <text:p text:style-name="P3"><text:span text:style-name="T3"><text:s/></text:span></text:p>
          </draw:text-box>
        </draw:frame>
        <draw:frame draw:style-name="gr2" draw:text-style-name="P4" draw:layer="layout" svg:width="3.005cm" svg:height="0.75cm" svg:x="13.25cm" svg:y="26.35cm">
          <draw:text-box>
            <text:p text:style-name="P3"><text:span text:style-name="T4">Interesse</text:span></text:p>
            <text:p text:style-name="P3"><text:span text:style-name="T3"><text:s/></text:span></text:p>
          </draw:text-box>
        </draw:frame>
        <draw:line draw:style-name="gr5" draw:text-style-name="P7" draw:layer="layout" svg:x1="5cm" svg:y1="26.053cm" svg:x2="16.25cm" svg:y2="26.052cm">
          <text:p/>
        </draw:line>
        <draw:frame draw:style-name="gr2" draw:text-style-name="P4" draw:layer="layout" svg:width="3.005cm" svg:height="0.75cm" draw:transform="rotate (1.57376338652329) translate (4.5cm 25cm)">
          <draw:text-box>
            <text:p text:style-name="P3"><text:span text:style-name="T3">klein</text:span></text:p>
            <text:p text:style-name="P3"><text:span text:style-name="T3"><text:s/></text:span></text:p>
          </draw:text-box>
        </draw:frame>
        <draw:frame draw:style-name="gr2" draw:text-style-name="P4" draw:layer="layout" svg:width="3.005cm" svg:height="0.75cm" draw:transform="rotate (1.57376338652329) translate (4.5cm 21.25cm)">
          <draw:text-box>
            <text:p text:style-name="P3"><text:span text:style-name="T3">gross</text:span></text:p>
            <text:p text:style-name="P3"><text:span text:style-name="T3"><text:s/></text:span></text:p>
          </draw:text-box>
        </draw:frame>
        <draw:frame draw:style-name="gr2" draw:text-style-name="P4" draw:layer="layout" svg:width="3.005cm" svg:height="0.75cm" svg:x="6cm" svg:y="26.25cm">
          <draw:text-box>
            <text:p text:style-name="P3"><text:span text:style-name="T3">klein</text:span></text:p>
            <text:p text:style-name="P3"><text:span text:style-name="T3"><text:s/></text:span></text:p>
          </draw:text-box>
        </draw:frame>
        <draw:frame draw:style-name="gr2" draw:text-style-name="P4" draw:layer="layout" svg:width="3.005cm" svg:height="0.75cm" svg:x="9.5cm" svg:y="26.25cm">
          <draw:text-box>
            <text:p text:style-name="P3"><text:span text:style-name="T3">gross</text:span></text:p>
            <text:p text:style-name="P3"><text:span text:style-name="T3"><text:s/></text:span></text:p>
          </draw:text-box>
        </draw:frame>
        <draw:line draw:style-name="gr6" draw:text-style-name="P7" draw:layer="layout" svg:x1="4.75cm" svg:y1="22.45cm" svg:x2="12.5cm" svg:y2="22.45cm">
          <text:p/>
        </draw:line>
        <draw:line draw:style-name="gr6" draw:text-style-name="P7" draw:layer="layout" svg:x1="8.75cm" svg:y1="26.5cm" svg:x2="8.75cm" svg:y2="18.75cm">
          <text:p/>
        </draw:line>
        <draw:frame draw:style-name="gr2" draw:text-style-name="P4" draw:layer="layout" svg:width="3.005cm" svg:height="0.75cm" svg:x="9.495cm" svg:y="20.55cm">
          <draw:text-box>
            <text:p text:style-name="P3"><text:span text:style-name="T3">priorisieren</text:span></text:p>
            <text:p text:style-name="P3"><text:span text:style-name="T3"><text:s/></text:span></text:p>
          </draw:text-box>
        </draw:frame>
        <draw:frame draw:style-name="gr2" draw:text-style-name="P4" draw:layer="layout" svg:width="3.005cm" svg:height="0.75cm" svg:x="5.75cm" svg:y="20.5cm">
          <draw:text-box>
            <text:p text:style-name="P3"><text:span text:style-name="T3">Bei Laune</text:span><text:span text:style-name="T3"><text:line-break/></text:span><text:span text:style-name="T3">halten</text:span></text:p>
            <text:p text:style-name="P3"><text:span text:style-name="T3"><text:s/></text:span></text:p>
          </draw:text-box>
        </draw:frame>
        <draw:frame draw:style-name="gr2" draw:text-style-name="P4" draw:layer="layout" svg:width="3.005cm" svg:height="0.75cm" svg:x="9.25cm" svg:y="24cm">
          <draw:text-box>
            <text:p text:style-name="P3"><text:span text:style-name="T3">aktiv</text:span><text:span text:style-name="T3"><text:line-break/></text:span><text:span text:style-name="T3">einbinden</text:span></text:p>
            <text:p text:style-name="P3"><text:span text:style-name="T3"><text:s/></text:span></text:p>
          </draw:text-box>
        </draw:frame>
        <draw:frame draw:style-name="gr2" draw:text-style-name="P4" draw:layer="layout" svg:width="3.005cm" svg:height="0.75cm" svg:x="5.75cm" svg:y="24cm">
          <draw:text-box>
            <text:p text:style-name="P3"><text:span text:style-name="T3">ignorieren</text:span></text:p>
            <text:p text:style-name="P3"><text:span text:style-name="T3"><text:s/></text:span></text:p>
          </draw:text-box>
        </draw:frame>
      </draw:page>
      <draw:page draw:name="page2" draw:style-name="dp1" draw:master-page-name="PM3">
        <draw:frame draw:style-name="gr2" draw:text-style-name="P4" draw:layer="layout" svg:width="13.25cm" svg:height="1.536cm" svg:x="4.5cm" svg:y="5.414cm">
          <draw:text-box>
            <text:p text:style-name="P3"><text:span text:style-name="T3">Uebersicht: Kontext und Systemgrenze</text:span></text:p>
            <text:p text:style-name="P3"><text:span text:style-name="T3"><text:s/></text:span></text:p>
          </draw:text-box>
        </draw:frame>
        <draw:custom-shape draw:style-name="gr7" draw:text-style-name="P8" draw:layer="layout" svg:width="15.5cm" svg:height="12.75cm" svg:x="1.75cm" svg:y="8.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9" draw:layer="layout" svg:width="12.5cm" svg:height="8.75cm" svg:x="3.25cm" svg:y="1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4" draw:layer="layout" svg:width="3.005cm" svg:height="0.75cm" svg:x="11cm" svg:y="11.95cm">
          <draw:text-box>
            <text:p text:style-name="P3"><text:span text:style-name="T3">KONTEXT -</text:span></text:p>
            <text:p text:style-name="P3"><text:span text:style-name="T3">relevant</text:span></text:p>
            <text:p text:style-name="P3"><text:span text:style-name="T3"><text:s/></text:span></text:p>
          </draw:text-box>
        </draw:frame>
        <draw:frame draw:style-name="gr2" draw:text-style-name="P4" draw:layer="layout" svg:width="4cm" svg:height="0.75cm" svg:x="11.65cm" svg:y="9.85cm">
          <draw:text-box>
            <text:p text:style-name="P3"><text:span text:style-name="T3">Ausserhalb Kontext - <text:s/>irrelevant</text:span></text:p>
            <text:p text:style-name="P3"><text:span text:style-name="T3"><text:s/></text:span></text:p>
          </draw:text-box>
        </draw:frame>
        <draw:custom-shape draw:style-name="gr9" draw:text-style-name="P10" draw:layer="layout" svg:width="6.75cm" svg:height="4.5cm" svg:x="5.75cm" svg:y="12.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5cm" svg:height="3cm" svg:x="6.25cm" svg:y="13.95cm">
          <text:p/>
          <draw:enhanced-geometry svg:viewBox="0 0 21600 21600" draw:type="rectangle" draw:enhanced-path="M 0 0 L 21600 0 21600 21600 0 21600 0 0 Z N"/>
        </draw:custom-shape>
        <draw:frame draw:style-name="gr2" draw:text-style-name="P4" draw:layer="layout" svg:width="3.505cm" svg:height="0.75cm" svg:x="9.5cm" svg:y="13.2cm">
          <draw:text-box>
            <text:p text:style-name="P3"><text:span text:style-name="T3">Systemgrenze</text:span></text:p>
            <text:p text:style-name="P3"><text:span text:style-name="T3"><text:s/></text:span></text:p>
          </draw:text-box>
        </draw:frame>
        <draw:frame draw:style-name="gr2" draw:text-style-name="P4" draw:layer="layout" svg:width="3.505cm" svg:height="0.75cm" svg:x="6.75cm" svg:y="14.7cm">
          <draw:text-box>
            <text:p text:style-name="P3"><text:span text:style-name="T5">Realisiertes</text:span></text:p>
            <text:p text:style-name="P3"><text:span text:style-name="T5">System</text:span></text:p>
            <text:p text:style-name="P3"><text:span text:style-name="T3"><text:s/></text:span></text:p>
          </draw:text-box>
        </draw:frame>
        <draw:line draw:style-name="gr11" draw:text-style-name="P7" draw:layer="layout" svg:x1="9.5cm" svg:y1="13.45cm" svg:x2="9cm" svg:y2="12.95cm">
          <text:p/>
        </draw:line>
      </draw:page>
      <draw:page draw:name="page3" draw:style-name="dp1" draw:master-page-name="PM3">
        <draw:frame draw:style-name="gr2" draw:text-style-name="P4" draw:layer="layout" svg:width="13.25cm" svg:height="1.536cm" svg:x="2.25cm" svg:y="3.214cm">
          <draw:text-box>
            <text:p text:style-name="P3"><text:span text:style-name="T3">Use Case Diagramm: Kontext- und Systemgrenze</text:span></text:p>
            <text:p text:style-name="P3"><text:span text:style-name="T3"><text:s/></text:span></text:p>
          </draw:text-box>
        </draw:frame>
        <draw:g>
          <draw:polygon draw:style-name="gr3" draw:text-style-name="P5" draw:layer="layout" svg:width="8.749cm" svg:height="10.749cm" svg:x="5.75cm" svg:y="7cm" svg:viewBox="0 0 8750 10750" draw:points="8748,0 0,0 0,10750 8750,10728">
            <text:p/>
          </draw:polygon>
          <draw:polygon draw:style-name="gr4" draw:text-style-name="P6" draw:layer="layout" svg:width="8.749cm" svg:height="10.749cm" svg:x="5.75cm" svg:y="7cm" svg:viewBox="0 0 8750 10750" draw:points="8748,0 0,0 0,10750 8750,10728">
            <text:p/>
          </draw:polygon>
        </draw:g>
        <draw:frame draw:style-name="gr2" draw:text-style-name="P4" draw:layer="layout" svg:width="4cm" svg:height="0.75cm" svg:x="8.2cm" svg:y="7.25cm">
          <draw:text-box>
            <text:p text:style-name="P3"><text:span text:style-name="T5">Bestellsystem</text:span></text:p>
            <text:p text:style-name="P3"><text:span text:style-name="T3"><text:s/></text:span></text:p>
          </draw:text-box>
        </draw:frame>
        <draw:custom-shape draw:style-name="gr12" draw:text-style-name="P8" draw:layer="layout" svg:width="3cm" svg:height="1.25cm" svg:x="6.2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3.005cm" svg:height="0.75cm" svg:x="6.75cm" svg:y="9.25cm">
          <draw:text-box>
            <text:p text:style-name="P3"><text:span text:style-name="T3">Bestellung</text:span></text:p>
            <text:p text:style-name="P3"><text:span text:style-name="T3">aufgeben </text:span></text:p>
          </draw:text-box>
        </draw:frame>
        <draw:custom-shape draw:style-name="gr12" draw:text-style-name="P8" draw:layer="layout" svg:width="3cm" svg:height="1.25cm" svg:x="6.245cm" svg:y="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3.005cm" svg:height="0.75cm" svg:x="6.745cm" svg:y="11.5cm">
          <draw:text-box>
            <text:p text:style-name="P3"><text:span text:style-name="T3">Bestellung</text:span></text:p>
            <text:p text:style-name="P3"><text:span text:style-name="T3">abbrechen </text:span></text:p>
          </draw:text-box>
        </draw:frame>
        <draw:custom-shape draw:style-name="gr12" draw:text-style-name="P8" draw:layer="layout" svg:width="3cm" svg:height="1.25cm" svg:x="6.25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3.005cm" svg:height="0.75cm" svg:x="6.75cm" svg:y="13.75cm">
          <draw:text-box>
            <text:p text:style-name="P3"><text:span text:style-name="T3">Bestellstatus</text:span></text:p>
            <text:p text:style-name="P3"><text:span text:style-name="T3">abfragen </text:span></text:p>
          </draw:text-box>
        </draw:frame>
        <draw:custom-shape draw:style-name="gr12" draw:text-style-name="P8" draw:layer="layout" svg:width="3cm" svg:height="1.25cm" svg:x="6.25cm" svg:y="1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3.005cm" svg:height="0.75cm" svg:x="6.75cm" svg:y="16cm">
          <draw:text-box>
            <text:p text:style-name="P3"><text:span text:style-name="T3">Lieferadresse</text:span></text:p>
            <text:p text:style-name="P3"><text:span text:style-name="T3">erfassen</text:span></text:p>
          </draw:text-box>
        </draw:frame>
        <draw:custom-shape draw:style-name="gr12" draw:text-style-name="P8" draw:layer="layout" svg:width="3cm" svg:height="1.25cm" svg:x="10.74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3.005cm" svg:height="0.75cm" svg:x="11.245cm" svg:y="10.75cm">
          <draw:text-box>
            <text:p text:style-name="P3"><text:span text:style-name="T3">Bestellung</text:span></text:p>
            <text:p text:style-name="P3"><text:span text:style-name="T3">versenden</text:span></text:p>
          </draw:text-box>
        </draw:frame>
        <draw:custom-shape draw:style-name="gr13" draw:text-style-name="P8" draw:layer="layout" svg:width="2.75cm" svg:height="1cm" svg:x="15.5cm" svg:y="9.75cm">
          <text:p/>
          <draw:enhanced-geometry svg:viewBox="0 0 21600 21600" draw:type="rectangle" draw:enhanced-path="M 0 0 L 21600 0 21600 21600 0 21600 0 0 Z N"/>
        </draw:custom-shape>
        <draw:frame draw:style-name="gr2" draw:text-style-name="P4" draw:layer="layout" svg:width="3.005cm" svg:height="0.75cm" svg:x="15.745cm" svg:y="9.865cm">
          <draw:text-box>
            <text:p text:style-name="P3"><text:span text:style-name="T3">«actor»</text:span></text:p>
            <text:p text:style-name="P3"><text:span text:style-name="T3">Versand</text:span></text:p>
          </draw:text-box>
        </draw:frame>
        <draw:custom-shape draw:style-name="gr13" draw:text-style-name="P8" draw:layer="layout" svg:width="2.75cm" svg:height="1cm" svg:x="15.55cm" svg:y="12cm">
          <text:p/>
          <draw:enhanced-geometry svg:viewBox="0 0 21600 21600" draw:type="rectangle" draw:enhanced-path="M 0 0 L 21600 0 21600 21600 0 21600 0 0 Z N"/>
        </draw:custom-shape>
        <draw:frame draw:style-name="gr2" draw:text-style-name="P4" draw:layer="layout" svg:width="3.005cm" svg:height="0.75cm" svg:x="15.795cm" svg:y="12.115cm">
          <draw:text-box>
            <text:p text:style-name="P3"><text:span text:style-name="T3">«actor»</text:span></text:p>
            <text:p text:style-name="P3"><text:span text:style-name="T3">Lager</text:span></text:p>
          </draw:text-box>
        </draw:frame>
        <draw:g draw:style-name="gr14">
          <draw:custom-shape draw:style-name="gr15" draw:text-style-name="P12" draw:layer="layout" svg:width="0.25cm" svg:height="0.25cm" svg:x="2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127cm" svg:y1="8.75cm" svg:x2="2.127cm" svg:y2="9.25cm">
            <text:p/>
          </draw:line>
          <draw:line draw:style-name="gr16" draw:text-style-name="P7" draw:layer="layout" svg:x1="2.119cm" svg:y1="9.254cm" svg:x2="1.869cm" svg:y2="9.754cm">
            <text:p/>
          </draw:line>
          <draw:line draw:style-name="gr16" draw:text-style-name="P7" draw:layer="layout" svg:x1="2.119cm" svg:y1="9.254cm" svg:x2="2.388cm" svg:y2="9.763cm">
            <text:p/>
          </draw:line>
          <draw:line draw:style-name="gr16" draw:text-style-name="P7" draw:layer="layout" svg:x1="2.5cm" svg:y1="9cm" svg:x2="1.75cm" svg:y2="9cm">
            <text:p/>
          </draw:line>
        </draw:g>
        <draw:frame draw:style-name="gr2" draw:text-style-name="P4" draw:layer="layout" svg:width="3.005cm" svg:height="0.75cm" svg:x="1.45cm" svg:y="10cm">
          <draw:text-box>
            <text:p text:style-name="P3"><text:span text:style-name="T3">«actor»</text:span></text:p>
            <text:p text:style-name="P3"><text:span text:style-name="T3">Kunde</text:span></text:p>
          </draw:text-box>
        </draw:frame>
        <draw:line draw:style-name="gr16" draw:text-style-name="P7" draw:layer="layout" svg:x1="2.75cm" svg:y1="9.25cm" svg:x2="6.25cm" svg:y2="9.5cm">
          <text:p/>
        </draw:line>
        <draw:line draw:style-name="gr16" draw:text-style-name="P7" draw:layer="layout" svg:x1="2.75cm" svg:y1="9.25cm" svg:x2="6.25cm" svg:y2="11.75cm">
          <text:p/>
        </draw:line>
        <draw:line draw:style-name="gr16" draw:text-style-name="P7" draw:layer="layout" svg:x1="2.75cm" svg:y1="9.25cm" svg:x2="6.25cm" svg:y2="14cm">
          <text:p/>
        </draw:line>
        <draw:line draw:style-name="gr16" draw:text-style-name="P7" draw:layer="layout" svg:x1="2.75cm" svg:y1="9.25cm" svg:x2="6.25cm" svg:y2="16.25cm">
          <text:p/>
        </draw:line>
        <draw:line draw:style-name="gr16" draw:text-style-name="P7" draw:layer="layout" svg:x1="13.75cm" svg:y1="11cm" svg:x2="15.5cm" svg:y2="10.25cm">
          <text:p/>
        </draw:line>
        <draw:line draw:style-name="gr16" draw:text-style-name="P7" draw:layer="layout" svg:x1="13.75cm" svg:y1="11cm" svg:x2="15.5cm" svg:y2="12.5cm">
          <text:p/>
        </draw:line>
        <draw:frame draw:style-name="gr2" draw:text-style-name="P13" draw:layer="layout" svg:width="3.005cm" svg:height="0.75cm" svg:x="10cm" svg:y="16.4cm">
          <draw:text-box>
            <text:p text:style-name="P3"><text:span text:style-name="T6">Use Case</text:span></text:p>
          </draw:text-box>
        </draw:frame>
        <draw:line draw:style-name="gr17" draw:text-style-name="P7" draw:layer="layout" svg:x1="10cm" svg:y1="16.75cm" svg:x2="9.25cm" svg:y2="16.39cm">
          <text:p/>
        </draw:line>
        <draw:frame draw:style-name="gr2" draw:text-style-name="P13" draw:layer="layout" svg:width="3.005cm" svg:height="0.75cm" svg:x="15.245cm" svg:y="7.5cm">
          <draw:text-box>
            <text:p text:style-name="P3"><text:span text:style-name="T6">Systemgrenze</text:span></text:p>
          </draw:text-box>
        </draw:frame>
        <draw:line draw:style-name="gr17" draw:text-style-name="P7" draw:layer="layout" svg:x1="15.245cm" svg:y1="7.85cm" svg:x2="14.495cm" svg:y2="7.49cm">
          <text:p/>
        </draw:line>
        <draw:frame draw:style-name="gr2" draw:text-style-name="P13" draw:layer="layout" svg:width="3.005cm" svg:height="0.75cm" svg:x="16.745cm" svg:y="13.75cm">
          <draw:text-box>
            <text:p text:style-name="P3"><text:span text:style-name="T6">Akteur</text:span></text:p>
          </draw:text-box>
        </draw:frame>
        <draw:line draw:style-name="gr17" draw:text-style-name="P7" draw:layer="layout" svg:x1="16.745cm" svg:y1="14.1cm" svg:x2="16cm" svg:y2="13cm">
          <text:p/>
        </draw:line>
        <draw:custom-shape draw:style-name="gr18" draw:text-style-name="P7" draw:layer="layout" svg:width="18.25cm" svg:height="12.5cm" svg:x="1cm" svg:y="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3" draw:layer="layout" svg:width="3.005cm" svg:height="0.75cm" svg:x="15.745cm" svg:y="6.26cm">
          <draw:text-box>
            <text:p text:style-name="P3"><text:span text:style-name="T6">Kontextgrenze</text:span></text:p>
          </draw:text-box>
        </draw:frame>
        <draw:line draw:style-name="gr17" draw:text-style-name="P7" draw:layer="layout" svg:x1="15.745cm" svg:y1="6.61cm" svg:x2="14.995cm" svg:y2="6.25cm">
          <text:p/>
        </draw:line>
        <draw:frame draw:style-name="gr2" draw:text-style-name="P13" draw:layer="layout" svg:width="3.505cm" svg:height="1.5cm" svg:x="1.745cm" svg:y="14.75cm">
          <draw:text-box>
            <text:p text:style-name="P3"><text:span text:style-name="T6">Kommunikations-</text:span></text:p>
            <text:p text:style-name="P3"><text:span text:style-name="T6">oder Nutzungs-</text:span></text:p>
            <text:p text:style-name="P3"><text:span text:style-name="T6">Beziehung</text:span></text:p>
          </draw:text-box>
        </draw:frame>
        <draw:line draw:style-name="gr17" draw:text-style-name="P7" draw:layer="layout" svg:x1="4cm" svg:y1="14.75cm" svg:x2="4.846cm" svg:y2="13.5cm">
          <text:p/>
        </draw: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Arial3" svg:font-family="Arial" style:font-family-generic="swiss" style:font-pitch="variable"/>
    <style:font-face style:name="Arial4"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egoe UI2" svg:font-family="'Segoe UI'" style:font-family-generic="roman" style:font-pitch="variable"/>
    <style:font-face style:name="Tahoma" svg:font-family="Tahoma" style:font-family-generic="system" style:font-pitch="variable"/>
    <style:font-face style:name="Tahoma1" svg:font-family="Tahoma" style:font-pitch="variable"/>
    <style:font-face style:name="Tahoma2" svg:font-family="Tahoma" style:font-family-generic="swiss"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 draw:display-name="Linienspitzen 1" svg:viewBox="0 0 20 20" svg:d="M0 20l10-20 10 20z"/>
    <draw:marker draw:name="Triangle" svg:viewBox="0 0 1013 1130" svg:d="M1009 1050l-449-1008-22-30-29-12-34 12-21 26-449 1012-5 13v8l5 21 12 21 17 13 21 4h903l21-4 21-13 9-21 4-21v-8z"/>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graphic-properties style:writing-mode="lr-tb"/>
      <style:paragraph-properties style:text-autospace="none" style:writing-mode="lr-tb"/>
      <style:text-properties style:use-window-font-color="true" loext:opacity="0%" loext:color-lum-mod="100%" loext:color-lum-off="0%" fo:font-size="12pt" fo:language="de" fo:country="CH" style:letter-kerning="true" style:font-name-asian="Segoe UI2" style:font-family-asian="'Segoe UI'" style:font-family-generic-asian="roman" style:font-pitch-asian="variable" style:font-size-asian="12pt" style:language-asian="zh" style:country-asian="CN" style:font-name-complex="Arial" style:font-family-complex="Arial" style:font-pitch-complex="variable" style:font-size-complex="12pt" style:language-complex="hi" style:country-complex="IN"/>
    </style:style>
    <style:style style:name="Verzeichnis" style:family="graphic">
      <style:paragraph-properties style:text-autospace="none"/>
      <style:text-properties style:font-name-complex="Arial4"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4"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4"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Überschrift"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1" style:font-family-asian="'Microsoft YaHei'" style:font-pitch-asian="variable" style:font-name-complex="Liberation Sans1" style:font-family-complex="'Liberation Sans', Arial" style:font-family-generic-complex="swiss" style:font-pitch-complex="variable" style:font-size-complex="14pt"/>
    </style:style>
  </office:styles>
  <office:automatic-styles>
    <style:page-layout style:name="PM0">
      <style:page-layout-properties fo:margin-top="1cm" fo:margin-bottom="28.6cm" fo:margin-left="0cm" fo:margin-right="20.9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style:master-page style:name="PM5" style:page-layout-name="PM0" draw:style-name="Mdp1"/>
    <style:master-page style:name="PM6" style:page-layout-name="PM0" draw:style-name="Mdp1"/>
    <style:master-page style:name="PM7" style:page-layout-name="PM0" draw:style-name="Mdp1"/>
    <style:master-page style:name="PM8"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6-30T16:12:25.992000000</dc:date>
    <meta:creation-date>2023-09-26T10:55:33Z</meta:creation-date>
    <meta:generator>LibreOffice/7.5.4.2$Windows_X86_64 LibreOffice_project/36ccfdc35048b057fd9854c757a8b67ec53977b6</meta:generator>
    <meta:editing-duration>P2DT6H56M19S</meta:editing-duration>
    <meta:editing-cycles>147</meta:editing-cycles>
    <meta:print-date>2024-04-27T07:02:38.583000000</meta:print-date>
    <meta:printed-by>PDF-Dateien</meta:printed-by>
    <meta:document-statistic meta:object-count="72"/>
  </office:meta>
</office:document-meta>
</file>